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feaa7" officeooo:paragraph-rsid="003feaa7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242ae4" officeooo:paragraph-rsid="004957e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4cd3b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4cd3b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3148d5" officeooo:paragraph-rsid="00311736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officeooo:rsid="004868c9" officeooo:paragraph-rsid="004868c9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868c9" officeooo:paragraph-rsid="004868c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4cd3bd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92a24" officeooo:paragraph-rsid="00492a24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feaa7" officeooo:paragraph-rsid="003feaa7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3feaa7" officeooo:paragraph-rsid="004957e5" style:font-size-asian="12pt" style:font-weight-asian="normal" style:font-size-complex="12pt" style:font-weight-complex="normal"/>
    </style:style>
    <style:style style:name="P15" style:family="paragraph" style:parent-style-name="Standard" style:list-style-name="L8">
      <style:paragraph-properties fo:text-align="start" style:justify-single-word="false"/>
      <style:text-properties style:font-name="DejaVu Sans Condensed" fo:font-size="12pt" fo:font-weight="normal" officeooo:rsid="003feaa7" officeooo:paragraph-rsid="004957e5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cfed5" officeooo:paragraph-rsid="004cfed5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1275b" officeooo:paragraph-rsid="0041275b" style:font-size-asian="12pt" style:font-weight-asian="normal" style:font-size-complex="12pt" style:font-weight-complex="normal"/>
    </style:style>
    <style:style style:name="P18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1275b" officeooo:paragraph-rsid="0051908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20" style:family="paragraph" style:parent-style-name="Standard" style:list-style-name="L9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21" style:family="paragraph" style:parent-style-name="Standard" style:list-style-name="L7">
      <style:paragraph-properties fo:text-align="start" style:justify-single-word="false"/>
      <style:text-properties style:font-name="DejaVu Sans Condensed" fo:font-size="12pt" fo:font-weight="normal" officeooo:rsid="004957e5" officeooo:paragraph-rsid="004957e5" style:font-size-asian="12pt" style:font-weight-asian="normal" style:font-size-complex="12pt" style:font-weight-complex="normal"/>
    </style:style>
    <style:style style:name="P22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40557f" officeooo:paragraph-rsid="0040557f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b4b2f" officeooo:paragraph-rsid="004957e5" style:font-size-asian="12pt" style:font-weight-asian="normal" style:font-size-complex="12pt" style:font-weight-complex="normal"/>
    </style:style>
    <style:style style:name="P24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4fd907" officeooo:paragraph-rsid="004fd907" style:font-size-asian="12pt" style:font-weight-asian="normal" style:font-size-complex="12pt" style:font-weight-complex="normal"/>
    </style:style>
    <style:style style:name="P25" style:family="paragraph" style:parent-style-name="Standard" style:list-style-name="L6">
      <style:paragraph-properties fo:text-align="start" style:justify-single-word="false"/>
      <style:text-properties style:font-name="DejaVu Sans Condensed" fo:font-size="12pt" fo:font-weight="normal" officeooo:rsid="002ccbad" officeooo:paragraph-rsid="004957e5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text-align="start" style:justify-single-word="false"/>
      <style:text-properties officeooo:paragraph-rsid="003feaa7"/>
    </style:style>
    <style:style style:name="P27" style:family="paragraph" style:parent-style-name="Standard" style:list-style-name="L5">
      <style:paragraph-properties fo:text-align="start" style:justify-single-word="false"/>
      <style:text-properties officeooo:paragraph-rsid="004cfed5"/>
    </style:style>
    <style:style style:name="P2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officeooo:rsid="004868c9" officeooo:paragraph-rsid="004868c9" style:font-size-asian="12pt" style:font-size-complex="12pt"/>
    </style:style>
    <style:style style:name="P29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officeooo:rsid="004cfed5" officeooo:paragraph-rsid="004cfed5" style:font-size-asian="12pt" style:font-size-complex="12pt"/>
    </style:style>
    <style:style style:name="P30" style:family="paragraph" style:parent-style-name="Standard" style:list-style-name="L6">
      <style:paragraph-properties fo:text-align="start" style:justify-single-word="false"/>
      <style:text-properties officeooo:rsid="004b4b2f" officeooo:paragraph-rsid="004957e5"/>
    </style:style>
    <style:style style:name="P31" style:family="paragraph" style:parent-style-name="Standard" style:list-style-name="L7">
      <style:paragraph-properties fo:text-align="start" style:justify-single-word="false"/>
      <style:text-properties officeooo:rsid="003feaa7" officeooo:paragraph-rsid="00519085"/>
    </style:style>
    <style:style style:name="T1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DejaVu Sans Condensed" fo:font-size="12pt" fo:font-weight="normal" officeooo:rsid="003feaa7" style:font-size-asian="12pt" style:font-weight-asian="normal" style:font-size-complex="12pt" style:font-weight-complex="normal"/>
    </style:style>
    <style:style style:name="T3" style:family="text">
      <style:text-properties style:font-name="DejaVu Sans Condensed" fo:font-size="12pt" fo:font-weight="normal" officeooo:rsid="0040557f" style:font-size-asian="12pt" style:font-weight-asian="normal" style:font-size-complex="12pt" style:font-weight-complex="normal"/>
    </style:style>
    <style:style style:name="T4" style:family="text">
      <style:text-properties style:font-name="DejaVu Sans Condensed" fo:font-size="12pt" fo:font-weight="normal" officeooo:rsid="00242ae4" style:font-size-asian="12pt" style:font-weight-asian="normal" style:font-size-complex="12pt" style:font-weight-complex="normal"/>
    </style:style>
    <style:style style:name="T5" style:family="text">
      <style:text-properties style:font-name="DejaVu Sans Condensed" fo:font-size="12pt" fo:font-weight="normal" officeooo:rsid="005175ba" style:font-size-asian="12pt" style:font-weight-asian="normal" style:font-size-complex="12pt" style:font-weight-complex="normal"/>
    </style:style>
    <style:style style:name="T6" style:family="text">
      <style:text-properties style:font-name="DejaVu Sans Condensed" fo:font-size="12pt" fo:font-weight="normal" officeooo:rsid="004957e5" style:font-size-asian="12pt" style:font-weight-asian="normal" style:font-size-complex="12pt" style:font-weight-complex="normal"/>
    </style:style>
    <style:style style:name="T7" style:family="text">
      <style:text-properties style:font-name="DejaVu Sans Condensed" fo:font-size="12pt" fo:font-weight="normal" officeooo:rsid="004fd907" style:font-size-asian="12pt" style:font-weight-asian="normal" style:font-size-complex="12pt" style:font-weight-complex="normal"/>
    </style:style>
    <style:style style:name="T8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436e96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2b84b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39230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44f02f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46e0fd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bold" officeooo:rsid="004957e5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4b197b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519085" style:font-size-asian="12pt" style:font-weight-asian="bold" style:font-size-complex="12pt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5175ba" style:font-weight-asian="bold" style:font-weight-complex="bold"/>
    </style:style>
    <style:style style:name="T20" style:family="text">
      <style:text-properties fo:font-weight="bold" officeooo:rsid="00242ae4" style:font-weight-asian="bold" style:font-weight-complex="bold"/>
    </style:style>
    <style:style style:name="T21" style:family="text">
      <style:text-properties fo:font-weight="bold" officeooo:rsid="0051f956" style:font-weight-asian="bold" style:font-weight-complex="bold"/>
    </style:style>
    <style:style style:name="T22" style:family="text">
      <style:text-properties fo:font-weight="bold" officeooo:rsid="004957e5" style:font-weight-asian="bold" style:font-weight-complex="bold"/>
    </style:style>
    <style:style style:name="T23" style:family="text">
      <style:text-properties fo:font-weight="bold" officeooo:rsid="004cfed5" style:font-weight-asian="bold" style:font-weight-complex="bold"/>
    </style:style>
    <style:style style:name="T24" style:family="text">
      <style:text-properties fo:font-weight="bold" officeooo:rsid="004ef7b5" style:font-weight-asian="bold" style:font-weight-complex="bold"/>
    </style:style>
    <style:style style:name="T25" style:family="text">
      <style:text-properties fo:font-weight="bold" officeooo:rsid="004fd907" style:font-weight-asian="bold" style:font-weight-complex="bold"/>
    </style:style>
    <style:style style:name="T26" style:family="text">
      <style:text-properties fo:font-weight="bold" officeooo:rsid="00519085" style:font-weight-asian="bold" style:font-weight-complex="bold"/>
    </style:style>
    <style:style style:name="T27" style:family="text">
      <style:text-properties officeooo:rsid="0040557f"/>
    </style:style>
    <style:style style:name="T28" style:family="text">
      <style:text-properties officeooo:rsid="0050be6e"/>
    </style:style>
    <style:style style:name="T29" style:family="text">
      <style:text-properties officeooo:rsid="005175ba"/>
    </style:style>
    <style:style style:name="T30" style:family="text">
      <style:text-properties officeooo:rsid="00242ae4"/>
    </style:style>
    <style:style style:name="T31" style:family="text">
      <style:text-properties officeooo:rsid="00492a24"/>
    </style:style>
    <style:style style:name="T32" style:family="text">
      <style:text-properties officeooo:rsid="004957e5"/>
    </style:style>
    <style:style style:name="T33" style:family="text">
      <style:text-properties officeooo:rsid="0035db3e"/>
    </style:style>
    <style:style style:name="T34" style:family="text">
      <style:text-properties officeooo:rsid="004cfed5"/>
    </style:style>
    <style:style style:name="T35" style:family="text">
      <style:text-properties officeooo:rsid="003feaa7"/>
    </style:style>
    <style:style style:name="T36" style:family="text">
      <style:text-properties style:text-line-through-style="none" style:text-line-through-type="none" style:font-name="DejaVu Sans Condensed" fo:font-size="12pt" officeooo:rsid="004cfed5" style:font-size-asian="12pt" style:font-size-complex="12pt"/>
    </style:style>
    <style:style style:name="T37" style:family="text">
      <style:text-properties style:text-line-through-style="none" style:text-line-through-type="none" style:font-name="DejaVu Sans Condensed" fo:font-size="12pt" officeooo:rsid="004d1148" style:font-size-asian="12pt" style:font-size-complex="12pt"/>
    </style:style>
    <style:style style:name="T38" style:family="text">
      <style:text-properties officeooo:rsid="004ef7b5"/>
    </style:style>
    <style:style style:name="T39" style:family="text">
      <style:text-properties officeooo:rsid="004fd907"/>
    </style:style>
    <style:style style:name="T40" style:family="text">
      <style:text-properties officeooo:rsid="00519085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5">1<text:span text:style-name="T33">xx</text:span> - Controls</text:p>
          </table:table-cell>
          <table:table-cell table:style-name="Table1.B1" office:value-type="string">
            <text:p text:style-name="P6">2xx - Ground</text:p>
          </table:table-cell>
          <table:table-cell table:style-name="Table1.C1" office:value-type="string">
            <text:p text:style-name="P6">3xx - Flight</text:p>
          </table:table-cell>
          <table:table-cell table:style-name="Table1.B1" office:value-type="string">
            <text:p text:style-name="P6">4xx - A2A</text:p>
          </table:table-cell>
          <table:table-cell table:style-name="Table1.B1" office:value-type="string">
            <text:p text:style-name="P6">5xx - A2G</text:p>
          </table:table-cell>
          <table:table-cell table:style-name="Table1.F1" office:value-type="string">
            <text:p text:style-name="P6">6xx - Misc</text:p>
          </table:table-cell>
        </table:table-row>
      </table:table>
      <text:p text:style-name="P10"><text:span text:style-name="T12">3</text:span><text:span text:style-name="T13">0</text:span><text:span text:style-name="T12">1</text:span><text:span text:style-name="T10"> - </text:span><text:span text:style-name="T9">Flight - </text:span><text:span text:style-name="T11">Takeoff, </text:span><text:span text:style-name="T14">Landing, </text:span><text:span text:style-name="T11">Navigation</text:span><text:span text:style-name="T16">, Autopilot</text:span></text:p>
      <text:p text:style-name="P1"/>
      <text:p text:style-name="P2">Takeoff</text:p>
      <text:list text:style-name="L1">
        <text:list-item>
          <text:p text:style-name="P11">Flaps <text:span text:style-name="T34">half??</text:span></text:p>
        </text:list-item>
        <text:list-item>
          <text:p text:style-name="P12">Rotate around 1<text:span text:style-name="T31">4</text:span>0 kts??</text:p>
        </text:list-item>
        <text:list-item>
          <text:p text:style-name="P16">Hold 10 deg nose up and let the plane fly up off the runway. <text:s/><text:span text:style-name="T35">Don't exceed 13 degrees pitch or risk tailstrike.</text:span></text:p>
        </text:list-item>
        <text:list-item>
          <text:p text:style-name="P11">Flaps up before 185 kts??</text:p>
        </text:list-item>
        <text:list-item>
          <text:p text:style-name="P11">Gear up before 250 kts.</text:p>
        </text:list-item>
      </text:list>
      <text:p text:style-name="P4"/>
      <text:p text:style-name="P2">Navigation</text:p>
      <text:list text:style-name="L2">
        <text:list-item>
          <text:p text:style-name="P13">Press<text:span text:style-name="T18"> </text:span><text:span text:style-name="T26">Bottom Hat Push</text:span><text:span text:style-name="T32"> </text:span>to cycle NAV<text:span text:style-name="T32">/LANDING to </text:span><text:span text:style-name="T22">NAV</text:span><text:span text:style-name="T32"> mode</text:span>.</text:p>
          <text:list>
            <text:list-item>
              <text:p text:style-name="P14"><text:span text:style-name="T18">NAV</text:span> mode has radar altitude scale on right of HUD<text:span text:style-name="T32">.</text:span></text:p>
            </text:list-item>
            <text:list-item>
              <text:p text:style-name="P14"><text:span text:style-name="T18">LANDING</text:span> mode has VSI with pointer <text:span text:style-name="T27">(VSI scale is shown at top</text:span><text:span text:style-name="T32">;</text:span><text:span text:style-name="T27"> if blank</text:span><text:span text:style-name="T32">,</text:span><text:span text:style-name="T27"> the top and bottom are 1000 ft/min, then 5 = 5000 ft/min, 10 = 10000 ft/min).</text:span></text:p>
            </text:list-item>
          </text:list>
        </text:list-item>
        <text:list-item>
          <text:p text:style-name="P17">Press<text:span text:style-name="T18"> </text:span><text:span text:style-name="T26">Bottom Hat Fwd/Bk</text:span><text:span text:style-name="T32"> </text:span>to change waypoints.</text:p>
        </text:list-item>
        <text:list-item>
          <text:p text:style-name="P13"><text:span text:style-name="T18">HUD</text:span> <text:span text:style-name="T32">navigation info</text:span><text:span text:style-name="T27">:</text:span></text:p>
          <text:list>
            <text:list-item>
              <text:p text:style-name="P13">Navigation info is shown in bottom right of HUD:</text:p>
              <text:list>
                <text:list-header>
                  <text:p text:style-name="P13">400R<text:tab/><text:tab/>Radar altitude</text:p>
                  <text:p text:style-name="P13">2/32.7<text:tab/><text:tab/>Waypoint number <text:span text:style-name="T27">(doesn't always seem to work??)</text:span> / Distance to waypoint <text:span text:style-name="T27">in nmi</text:span></text:p>
                  <text:p text:style-name="P26"><text:span text:style-name="T2">:06:25/-59.5<text:tab/>ETE </text:span><text:span text:style-name="T3">in</text:span><text:span text:style-name="T2"> </text:span><text:span text:style-name="T3">HH:MM:SS </text:span><text:span text:style-name="T2">/ </text:span><text:span text:style-name="T3">TOT deviation in MM:SS, if + you're too slow, - you're too fast</text:span></text:p>
                  <text:p text:style-name="P13">19:02:01<text:tab/>Current time</text:p>
                </text:list-header>
              </text:list>
            </text:list-item>
            <text:list-item>
              <text:p text:style-name="P19"><text:span text:style-name="T24">NOTE:</text:span><text:span text:style-name="T38"> </text:span>Waypoint number is offset by one <text:span text:style-name="T38">(e</text:span>.g. waypoint 1 in mission editor shows as 2 in HUD<text:span text:style-name="T38">).</text:span></text:p>
            </text:list-item>
            <text:list-item>
              <text:p text:style-name="P22">Bearing to waypoint is "| |" indicator below heading tape at the bottom.</text:p>
            </text:list-item>
          </text:list>
        </text:list-item>
        <text:list-item>
          <text:p text:style-name="P13"><text:span text:style-name="T18">HSI</text:span><text:span text:style-name="T27"> navigation info</text:span>:</text:p>
          <text:list>
            <text:list-item>
              <text:p text:style-name="P13">Needle on <text:span text:style-name="T18">outside</text:span> of compass dial shows <text:span text:style-name="T18">bearing to selected waypoint</text:span>.</text:p>
            </text:list-item>
            <text:list-item>
              <text:p text:style-name="P13">Needle on <text:span text:style-name="T18">inside</text:span> of compass dial is <text:span text:style-name="T18">Course Deviation Indicator</text:span>; arrow points to heading to get back on course, center bar shows deviation from course.</text:p>
            </text:list-item>
            <text:list-item>
              <text:p text:style-name="P13"><text:span text:style-name="T18">Distance</text:span> to waypoint is shown in <text:span text:style-name="T18">top right corner</text:span>.</text:p>
            </text:list-item>
          </text:list>
        </text:list-item>
        <text:list-item>
          <text:p text:style-name="P17">Bugs:</text:p>
          <text:list>
            <text:list-item>
              <text:p text:style-name="P17">In LANDING mode, the airport ID never changes, always seems to show "2".</text:p>
            </text:list-item>
            <text:list-item>
              <text:p text:style-name="P17">In NAV mode, the waypoint number shown in the HUD is one higher than your actual waypoint number.</text:p>
            </text:list-item>
          </text:list>
        </text:list-item>
      </text:list>
      <text:p text:style-name="P7"/>
      <text:p text:style-name="P9">Autopilot</text:p>
      <text:list xml:id="list2183128022" text:style-name="L3">
        <text:list-item>
          <text:p text:style-name="P28">Press <text:span text:style-name="T26">MANVR/PC Push</text:span> to turn on <text:span text:style-name="T18">EAC</text:span> (Enhanced Attitude Control system). <text:s/><text:span text:style-name="T18">EAC must be on</text:span> in order for the autopilot to work.</text:p>
        </text:list-item>
      </text:list>
      <text:list text:style-name="L4">
        <text:list-item>
          <text:list>
            <text:list-item>
              <text:p text:style-name="P29">There is no indicator in the cockpit showing EAC on or off.</text:p>
            </text:list-item>
          </text:list>
        </text:list-item>
      </text:list>
      <text:list xml:id="list215946940308471" text:continue-list="list2183128022" text:style-name="L3">
        <text:list-item>
          <text:p text:style-name="P28"><text:span text:style-name="T34">P</text:span>ress <text:span text:style-name="T26">MANVR/PC Down</text:span> to toggle <text:span text:style-name="T18">autopilot on/off</text:span>.</text:p>
        </text:list-item>
        <text:list-item>
          <text:p text:style-name="P28">Set <text:span text:style-name="T18">autopilot mode</text:span> with <text:span text:style-name="T26">MANVR/PC Up</text:span> for <text:span text:style-name="T18">Path Hold</text:span> (attitude hold) or<text:span text:style-name="T18"> </text:span><text:span text:style-name="T26">MANVR/PC</text:span><text:span text:style-name="T18"> right</text:span> for <text:span text:style-name="T18">Altitude/Heading Hold</text:span><text:span text:style-name="T23"> (default)</text:span>.</text:p>
        </text:list-item>
      </text:list>
      <text:list text:style-name="L5">
        <text:list-item>
          <text:list>
            <text:list-item>
              <text:p text:style-name="P27"><text:span text:style-name="T37">After mode is changed, autopilot must be turned off and then back on to use that mode</text:span><text:span text:style-name="T36">.</text:span></text:p>
            </text:list-item>
          </text:list>
        </text:list-item>
      </text:list>
      <text:list xml:id="list215947485665766" text:continue-list="list215946940308471" text:style-name="L3">
        <text:list-item>
          <text:p text:style-name="P28">All autopilot modes, WIP:</text:p>
          <text:list>
            <text:list-item>
              <text:p text:style-name="P28">Altitude/Bank Hold</text:p>
            </text:list-item>
            <text:list-item>
              <text:p text:style-name="P28">Altitude/Heading Hold</text:p>
            </text:list-item>
            <text:list-item>
              <text:p text:style-name="P28">Path Hold (attitude hold)</text:p>
            </text:list-item>
          </text:list>
        </text:list-item>
      </text:list>
      <text:p text:style-name="P8"/>
      <text:p text:style-name="P3">Landing<text:span text:style-name="T28"> -- WIP but should be basically accurate</text:span></text:p>
      <text:list text:style-name="L6">
        <text:list-item>
          <text:p text:style-name="P30"><text:span text:style-name="T4">S</text:span><text:span text:style-name="T1">peed brakes </text:span><text:span text:style-name="T7">full out</text:span><text:span text:style-name="T5">.</text:span></text:p>
        </text:list-item>
        <text:list-item>
          <text:p text:style-name="P23">Gear down<text:span text:style-name="T29"> below </text:span><text:span text:style-name="T19">250 kts.</text:span></text:p>
        </text:list-item>
        <text:list-item>
          <text:p text:style-name="P23">Flaps full down<text:span text:style-name="T29"> below </text:span><text:span text:style-name="T19">185 kts.</text:span></text:p>
        </text:list-item>
        <text:list-item>
          <text:p text:style-name="P23"><text:span text:style-name="T18">500 fpm</text:span> descent rate<text:span text:style-name="T39">, onspeed AOA is shown with indicator on left side of HUD glass (around 120 kts when lightly loaded).</text:span></text:p>
        </text:list-item>
        <text:list-item>
          <text:p text:style-name="P23">No need to flare<text:span text:style-name="T32">??</text:span></text:p>
        </text:list-item>
        <text:list-item>
          <text:p text:style-name="P24">NOTE: Wheelbrakes do not have antiskid. <text:s/>Brake carefully.</text:p>
        </text:list-item>
        <text:list-item>
          <text:p text:style-name="P25">After stopping, retract <text:span text:style-name="T18">airbrake</text:span>, set flaps to <text:span text:style-name="T25">half</text:span>, and press<text:span text:style-name="T30"> </text:span><text:span text:style-name="T20">Trim Reset</text:span><text:span text:style-name="T30"> button (</text:span><text:span text:style-name="T20">Trim Hat </text:span><text:span text:style-name="T21">Press</text:span><text:span text:style-name="T30">).</text:span></text:p>
        </text:list-item>
      </text:list>
      <text:p text:style-name="P8"/>
      <text:p text:style-name="P3"><text:span text:style-name="T32">ILS </text:span>Landing</text:p>
      <text:list xml:id="list797940195" text:style-name="L7">
        <text:list-item>
          <text:p text:style-name="P31"><text:span text:style-name="T1">Press </text:span><text:span text:style-name="T17">Bottom Hat Push</text:span><text:span text:style-name="T6"> </text:span><text:span text:style-name="T1">to cycle</text:span><text:span text:style-name="T6"> NAV/LANDING</text:span><text:span text:style-name="T1"> </text:span><text:span text:style-name="T6">to </text:span><text:span text:style-name="T15">LANDING</text:span><text:span text:style-name="T6"> mode</text:span><text:span text:style-name="T1">.</text:span></text:p>
        </text:list-item>
      </text:list>
      <text:list text:style-name="L8">
        <text:list-item>
          <text:list>
            <text:list-item>
              <text:p text:style-name="P15"><text:span text:style-name="T18">NAV</text:span> mode has radar altitude scale on right of HUD<text:span text:style-name="T32">.</text:span></text:p>
            </text:list-item>
            <text:list-item>
              <text:p text:style-name="P15"><text:span text:style-name="T22">LANDING</text:span><text:span text:style-name="T32"> mode has VSI with pointer </text:span><text:span text:style-name="T27">(VSI scale is shown at top</text:span><text:span text:style-name="T32">;</text:span><text:span text:style-name="T27"> if blank</text:span><text:span text:style-name="T32">,</text:span><text:span text:style-name="T27"> the top and bottom are 1000 ft/min, then 5 = 5000 ft/min, 10 = 10000 ft/min).</text:span></text:p>
            </text:list-item>
          </text:list>
        </text:list-item>
      </text:list>
      <text:list xml:id="list215946010423883" text:continue-list="list797940195" text:style-name="L7">
        <text:list-item>
          <text:p text:style-name="P18">Press <text:span text:style-name="T26">Bottom Hat Fwd/Bk</text:span><text:span text:style-name="T32"> </text:span>to change <text:span text:style-name="T32">selected </text:span>airpor<text:span text:style-name="T32">t</text:span>.</text:p>
        </text:list-item>
      </text:list>
      <text:list text:style-name="L9">
        <text:list-item>
          <text:list>
            <text:list-item>
              <text:p text:style-name="P20">Airport ID is not shown anywhere in the A-10A, so you will have to guess based on distance and bearing.</text:p>
            </text:list-item>
          </text:list>
        </text:list-item>
      </text:list>
      <text:list xml:id="list215945665983727" text:continue-list="list215946010423883" text:style-name="L7">
        <text:list-item>
          <text:p text:style-name="P21">HUD shows waypoint box at center of runway?? <text:s/>However distance is shown to runway threshold.</text:p>
        </text:list-item>
        <text:list-item>
          <text:p text:style-name="P21"><text:span text:style-name="T18">Artificial Horizon</text:span> instrument will show <text:span text:style-name="T18">ILS needles</text:span> when closer than about <text:span text:style-name="T18">5 miles</text:span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2-28T21:59:45.220000000</dc:date>
    <meta:editing-duration>PT10H6M29S</meta:editing-duration>
    <meta:editing-cycles>67</meta:editing-cycles>
    <meta:generator>LibreOffice/7.4.0.3$Windows_X86_64 LibreOffice_project/f85e47c08ddd19c015c0114a68350214f7066f5a</meta:generator>
    <meta:document-statistic meta:table-count="1" meta:image-count="0" meta:object-count="0" meta:page-count="1" meta:paragraph-count="59" meta:word-count="601" meta:character-count="3162" meta:non-whitespace-character-count="2661"/>
  </office:meta>
</office:document-meta>
</file>